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Viola Carrier Board (connector.pin)</text:p>
          </table:table-cell>
          <table:table-cell table:style-name="ce2" office:value-type="string" calcext:value-type="string">
            <text:p>SODIMM pins</text:p>
          </table:table-cell>
          <table:table-cell table:style-name="ce2" office:value-type="string" calcext:value-type="string">
            <text:p>Vybrid name (ALT0)</text:p>
          </table:table-cell>
          <table:table-cell table:style-name="ce2" office:value-type="string" calcext:value-type="string">
            <text:p>Linux GPIO number</text:p>
          </table:table-cell>
          <table:table-cell/>
        </table:table-row>
        <table:table-row table:style-name="ro2">
          <table:table-cell office:value-type="string" calcext:value-type="string">
            <text:p>X9.0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TB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X9.0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TB1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X9.0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TD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TC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X9.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TD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TC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X9.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TC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X9.1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TC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X9.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TC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X9.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C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X9.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TB1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X9.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TB1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X9.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TB1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X9.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D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TD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TD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TD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TA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X9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TB1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X9.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TB1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X9.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TA21/MII0_RXCLK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X9.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TA3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X9.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TB1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X9.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TB1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X9.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TA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X9.3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TB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X9.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TB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X9.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TD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TD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TD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TD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TB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X9.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TB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X9.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TB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X9.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TB9/PTC6; </text:p>
          </table:table-cell>
          <table:table-cell office:value-type="string" calcext:value-type="string">
            <text:p>31/51</text:p>
          </table:table-cell>
          <table:table-cell/>
        </table:table-row>
        <table:table-row table:style-name="ro2">
          <table:table-cell office:value-type="string" calcext:value-type="string">
            <text:p>X9.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X9.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</table:table-row>
        <table:table-row table:style-name="ro2" table:number-rows-repeated="104852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1:Planilha1.E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24:44.126594985</meta:creation-date>
    <dc:date>2021-05-17T11:45:21.901647255</dc:date>
    <meta:editing-duration>PT3M56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